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3.977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fo:min-height="13.927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1" style:family="paragraph">
      <loext:graphic-properties draw:fill-color="#ffffff"/>
      <style:paragraph-properties style:writing-mode="lr-tb"/>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3.977cm" svg:x="1.4cm" svg:y="0.628cm" presentation:class="subtitle" presentation:user-transformed="true">
          <draw:text-box>
            <text:p>Benefits of Continuous Integration and Continuous Delivery</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3.927cm" svg:x="1.4cm" svg:y="-0.24cm" presentation:class="subtitle" presentation:user-transformed="true">
          <draw:text-box>
            <text:p><text:span text:style-name="T1">Designing your system with CI/CD ensures that fault isolations are faster to detect and easier to implement. Fault isolations combine monitoring the system, identifying when the fault occurred, and triggering its location. Thus, the consequences of bugs appearing in the application are limited in scope. Sudden breakdowns and other critical issues can be prevented from occurring with the ability to isolate the problem before it can cause damage to the entire system.</text:span></text:p>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4" draw:text-style-name="P1" draw:layer="layout" svg:width="25.199cm" svg:height="12.19cm" svg:x="1.4cm" svg:y="0.628cm" presentation:class="subtitle">
          <draw:text-box>
            <text:p>Faster Release Rate</text:p>
            <text:p>Failures are detected faster and as such, can be repaired faster, leading to increasing release rates. However, frequent releases are possible only if the code is developed in a continuously moving system.</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4" draw:text-style-name="P1" draw:layer="layout" svg:width="25.199cm" svg:height="12.19cm" svg:x="1.4cm" svg:y="0.628cm" presentation:class="subtitle">
          <draw:text-box>
            <text:p>CI/CD continuously merges codes and continuously deploys them to production after thorough testing, keeping the code in a release-ready state. It’s important to have as part of deployment a production environment set up that closely mimics that which end-users will ultimately be using. Containerization is a great method to test the code in a production environment to test only the area that will be affected by the release.</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4" draw:text-style-name="P1" draw:layer="layout" svg:width="25.199cm" svg:height="12.19cm" svg:x="1.4cm" svg:y="0.628cm" presentation:class="subtitle">
          <draw:text-box>
            <text:p/>
            <text:p>Customer Satisfaction</text:p>
            <text:p>The advantages of CI/CD do not only fall into the technical aspect but also in an organization scope. The first few moments of a new customer trying out your product is a make-or-break-it moment.</text:p>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8-10T13:50:45.081000000</meta:creation-date>
    <dc:date>2022-08-15T22:49:36.639000000</dc:date>
    <meta:editing-duration>PT14M11S</meta:editing-duration>
    <meta:editing-cycles>4</meta:editing-cycles>
    <meta:generator>LibreOffice/7.4.0.1$Windows_X86_64 LibreOffice_project/43e5fcfbbadd18fccee5a6f42ddd533e40151bcf</meta:generator>
    <meta:document-statistic meta:object-count="36"/>
  </office:meta>
</office:document-meta>
</file>